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ext-properties style:font-name="Arial" style:font-name-asian="Arial1" style:font-name-complex="Tahoma"/>
    </style:style>
    <style:style style:name="ce9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7" office:value-type="float" office:value="250">
            <text:p>250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9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7" office:value-type="float" office:value="144">
            <text:p>144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9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7" office:value-type="float" office:value="88">
            <text:p>88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7" office:value-type="float" office:value="45">
            <text:p>45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9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255">
            <text:p>255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176">
            <text:p>176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13.7294532874496">
            <text:p>13,73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from top plate to bottom at top-plate x coordin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9" office:value-type="float" office:value="63">
            <text:p>63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-TAN([.B100]/180*3.14159)*([.B57]/2-[.F15])" office:value-type="float" office:value="50.3756412110243">
            <text:p>50,38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155.8">
            <text:p>155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52">
            <text:p>25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8]/2" office:value-type="float" office:value="126">
            <text:p>126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154.55">
            <text:p>154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255">
            <text:p>25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24.8">
            <text:p>24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52">
            <text:p>25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126">
            <text:p>126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23.55">
            <text:p>23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255">
            <text:p>25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67.8">
            <text:p>67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52">
            <text:p>25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126">
            <text:p>126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66.55">
            <text:p>66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255">
            <text:p>25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88">
            <text:p>88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176">
            <text:p>176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88">
            <text:p>88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84.95">
            <text:p>84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159.8">
            <text:p>159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44">
            <text:p>44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71.8">
            <text:p>71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8" table:formula="of:=[.B57]-1-[.F6]/2-0.1/2" office:value-type="float" office:value="173.7">
            <text:p>173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8" table:formula="of:=[.B56]-[.B73]/2-8" office:value-type="float" office:value="65.6">
            <text:p>65,6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28.8">
            <text:p>28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48.2">
            <text:p>48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96">
            <text:p>96,0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0.75" office:value-type="float" office:value="20.75">
            <text:p>20,7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167.677397372122">
            <text:p>167,68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15.0428134521748">
            <text:p>15,0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164">
            <text:p>164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45.3">
            <text:p>45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88">
            <text:p>88,0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8" table:formula="of:=([.B56]-[.B8])/2+1+([.F6]/2/COS([.B100]/180*3.14159))" office:value-type="float" office:value="23.804540505599">
            <text:p>23,8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150.283066245003">
            <text:p>150,28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16.6262235440002">
            <text:p>16,63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57]/2" office:value-type="float" office:value="88">
            <text:p>88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162.083066245003">
            <text:p>162,08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52">
            <text:p>25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8]/2" office:value-type="float" office:value="126">
            <text:p>126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7]-(6-(6+0.5)/2)" office:value-type="float" office:value="159.333066245003">
            <text:p>159,33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8]+3" office:value-type="float" office:value="255">
            <text:p>255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7]-6+1/2" office:value-type="float" office:value="156.583066245003">
            <text:p>156,58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250">
            <text:p>250,00</text:p>
          </table:table-cell>
          <table:table-cell table:number-columns-repeated="4"/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2-08-2012</text:date>, <text:time>23:4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08-02T23:43:01</dc:date>
    <meta:editing-duration>PT06H30M50S</meta:editing-duration>
    <meta:editing-cycles>12</meta:editing-cycles>
    <meta:generator>NeoOffice/3.2.1$Unix OpenOffice.org_project/Patch 4</meta:generator>
    <meta:document-statistic meta:table-count="3" meta:cell-count="186" meta:object-count="0"/>
  </office:meta>
</office:document-meta>
</file>